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line-height="200%"/>
      <style:text-properties officeooo:paragraph-rsid="00125d6e"/>
    </style:style>
    <style:style style:name="P2" style:family="paragraph" style:parent-style-name="Standard">
      <style:paragraph-properties fo:line-height="200%"/>
      <style:text-properties officeooo:rsid="00125d6e" officeooo:paragraph-rsid="00125d6e"/>
    </style:style>
    <style:style style:name="T1" style:family="text">
      <style:text-properties officeooo:rsid="00125d6e"/>
    </style:style>
    <style:style style:name="T2" style:family="text">
      <style:text-properties officeooo:rsid="0014021c"/>
    </style:style>
    <style:style style:name="T3" style:family="text">
      <style:text-properties officeooo:rsid="0016d354"/>
    </style:style>
    <style:style style:name="T4" style:family="text">
      <style:text-properties officeooo:rsid="001760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For most people, technology has become an extension of our own body. From cell phones to a smart fridge, interactions with objects are becoming more sophisticated. These changes are already hard to get used to. One example of this is getting a soda at a restaurant. Most places, have a user interface that can be clicked until a correct drink is found. This may sound simple, but if this soda machine was allowed to make decisions, then people would become offended <text:span text:style-name="T2">when it only served healthier drinks</text:span>. Intelligence is not being put into simple machines, instead we are making intelligent vehicles that could be very beneficial or kill the user. <text:span text:style-name="T2">Artificial intelligence will progress humanity into a new era if implemented correctly. </text:span></text:p>
      <text:p text:style-name="P2"><text:tab/><text:span text:style-name="T4">Unlike human ethical dilemmas, solving artificial ethical problems is much harder. For humans, ethical problems can be solved overtime since friends and family are able to correct na individual’s behavior. As explained by an article name The Ethics Of Artificial Intelligence, unlike programming for a task, artificial intelligence must be programmed to choose good decisions. One great example given was the program that beat the best chest player. Even though the programmers were not good at chess, but the algorithm chose the better decisions (Boston, Nick, Yudhowsky).</text:span></text:p>
      <text:p text:style-name="P1"><text:span text:style-name="T1"><text:tab/>One of the most exciting innovations is self-driving cars. As Wanis Kabbaj explained in his TED talk, a driver-less world would mean traffic and accidents would be a thing of the past (Kabbaj, 10:41). Commutes would be something that is productive instead of a frustrating waste of time. Pairing this with people who can not drive or just afraid of driving, transportation companies are wanting to capitalize on new markets. As with many emerging markets, there will be problems. Recently, The New York Times reported that “...</text:span>an autonomous car operated by Uber — and with an emergency backup driver behind the wheel — struck and killed a woman on a street in Tempe, Ariz” <text:span text:style-name="T3">(</text:span>Wakabayashi, <text:span text:style-name="T3">1). Dealing with such dangerous technology needs to have a higher standard than building a simple websi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9T13:36:14.668069993</meta:creation-date>
    <dc:date>2019-10-19T23:29:58.079421206</dc:date>
    <meta:editing-duration>PT6M32S</meta:editing-duration>
    <meta:editing-cycles>1</meta:editing-cycles>
    <meta:document-statistic meta:table-count="0" meta:image-count="0" meta:object-count="0" meta:page-count="1" meta:paragraph-count="3" meta:word-count="339" meta:character-count="2105" meta:non-whitespace-character-count="1762"/>
    <meta:generator>LibreOffice/6.0.7.3$Linux_X86_64 LibreOffice_project/00m0$Build-3</meta:generator>
  </office:meta>
</office:document-meta>
</file>